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d3bc3"/>
    </style:style>
    <style:style style:name="P2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4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d3bc3" style:font-size-asian="13.5pt" style:font-size-complex="13.5pt"/>
    </style:style>
    <style:style style:name="P5" style:family="paragraph" style:parent-style-name="Standard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paragraph-rsid="000d3bc3" style:font-size-asian="13.5pt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0476b2" officeooo:paragraph-rsid="000d3bc3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05bf0a" officeooo:paragraph-rsid="003b82e7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indent="1.251cm" style:auto-text-indent="false"/>
    </style:style>
    <style:style style:name="P12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3f6575" officeooo:paragraph-rsid="003f6575" style:font-size-asian="14pt" style:font-size-complex="14pt"/>
    </style:style>
    <style:style style:name="P13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bold" officeooo:rsid="003e2291" officeooo:paragraph-rsid="003e2291" style:font-size-asian="14pt" style:font-weight-asian="bold" style:font-size-complex="14pt" style:font-weight-complex="bold"/>
    </style:style>
    <style:style style:name="P14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rsid="003e2291" officeooo:paragraph-rsid="003e2291" style:font-size-asian="14pt" style:font-size-complex="14pt"/>
    </style:style>
    <style:style style:name="P15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rsid="003f6575" officeooo:paragraph-rsid="003f6575" style:font-size-asian="14pt" style:font-size-complex="14pt"/>
    </style:style>
    <style:style style:name="P16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3f6575" style:font-size-asian="14pt" style:font-size-complex="14pt"/>
    </style:style>
    <style:style style:name="P17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419ffb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indent="1.251cm" style:auto-text-indent="false" fo:break-before="page"/>
      <style:text-properties style:font-name="Times New Roman" fo:font-size="14pt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style:font-size-asian="14pt" style:font-size-complex="14pt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officeooo:paragraph-rsid="0046255f" style:font-size-asian="14pt" style:font-size-complex="14p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officeooo:paragraph-rsid="004683b4" style:font-size-asian="14pt" style:font-size-complex="14pt"/>
    </style:style>
    <style:style style:name="P23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indent="1.251cm" style:auto-text-indent="false"/>
      <style:text-properties style:font-name="Times New Roman" fo:font-size="14pt" officeooo:paragraph-rsid="00468e81" style:font-size-asian="14pt" style:font-size-complex="14pt"/>
    </style:style>
    <style:style style:name="P24" style:family="paragraph" style:parent-style-name="Standard" style:list-style-name="WWNum2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language="en" fo:country="US" officeooo:rsid="00419ffb" officeooo:paragraph-rsid="00419ffb" style:font-size-asian="14pt" style:font-size-complex="14pt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313308" style:font-size-asian="13.5pt" style:font-size-complex="13.5pt"/>
    </style:style>
    <style:style style:name="T3" style:family="text">
      <style:text-properties fo:color="#000000" loext:opacity="100%" fo:font-size="13.5pt" fo:language="en" fo:country="US" officeooo:rsid="0032ea59" style:font-size-asian="13.5pt" style:font-size-complex="13.5pt"/>
    </style:style>
    <style:style style:name="T4" style:family="text">
      <style:text-properties fo:color="#000000" loext:opacity="100%" fo:font-size="13.5pt" fo:language="en" fo:country="US" officeooo:rsid="003b82e7" style:font-size-asian="13.5pt" style:font-size-complex="13.5pt"/>
    </style:style>
    <style:style style:name="T5" style:family="text">
      <style:text-properties fo:color="#000000" loext:opacity="100%" fo:font-size="13.5pt" style:font-size-asian="13.5pt" style:font-size-complex="13.5pt"/>
    </style:style>
    <style:style style:name="T6" style:family="text">
      <style:text-properties fo:color="#000000" loext:opacity="100%" fo:font-size="13.5pt" officeooo:rsid="000476b2" style:font-size-asian="13.5pt" style:font-size-complex="13.5pt"/>
    </style:style>
    <style:style style:name="T7" style:family="text">
      <style:text-properties fo:color="#000000" loext:opacity="100%" fo:font-size="13.5pt" officeooo:rsid="0010c6bd" style:font-size-asian="13.5pt" style:font-size-complex="13.5pt"/>
    </style:style>
    <style:style style:name="T8" style:family="text">
      <style:text-properties fo:color="#000000" loext:opacity="100%" fo:font-size="13.5pt" fo:language="ru" fo:country="RU" style:font-size-asian="13.5pt" style:font-size-complex="13.5pt"/>
    </style:style>
    <style:style style:name="T9" style:family="text">
      <style:text-properties fo:color="#000000" loext:opacity="100%" fo:font-size="13.5pt" fo:language="ru" fo:country="RU" officeooo:rsid="000d3bc3" style:font-size-asian="13.5pt" style:font-size-complex="13.5pt"/>
    </style:style>
    <style:style style:name="T10" style:family="text">
      <style:text-properties officeooo:rsid="000d3bc3"/>
    </style:style>
    <style:style style:name="T11" style:family="text">
      <style:text-properties fo:font-variant="normal" fo:text-transform="none" fo:color="#000000" loext:opacity="100%" style:font-name="sans-serif" fo:font-size="12pt" fo:letter-spacing="normal" fo:language="ru" fo:country="RU" fo:font-style="normal" fo:font-weight="normal"/>
    </style:style>
    <style:style style:name="T12" style:family="text">
      <style:text-properties fo:font-variant="normal" fo:text-transform="none" fo:color="#000000" loext:opacity="100%" style:font-name="sans-serif" fo:font-size="12pt" fo:letter-spacing="normal" fo:language="ru" fo:country="RU" fo:font-style="normal" fo:font-weight="normal" officeooo:rsid="00419ffb"/>
    </style:style>
    <style:style style:name="T13" style:family="text">
      <style:text-properties fo:font-variant="normal" fo:text-transform="none" fo:color="#000000" loext:opacity="100%" fo:font-size="12pt" fo:letter-spacing="normal" fo:language="ru" fo:country="RU" fo:font-style="normal" fo:font-weight="normal"/>
    </style:style>
    <style:style style:name="T14" style:family="text">
      <style:text-properties fo:font-variant="normal" fo:text-transform="none" fo:color="#000000" loext:opacity="100%" fo:font-size="12pt" fo:letter-spacing="normal" fo:language="ru" fo:country="RU" fo:font-style="normal" fo:font-weight="normal" officeooo:rsid="00419ffb"/>
    </style:style>
    <style:style style:name="T15" style:family="text">
      <style:text-properties fo:font-variant="normal" fo:text-transform="none" fo:color="#000000" loext:opacity="100%" fo:letter-spacing="normal" fo:language="ru" fo:country="RU" fo:font-style="normal" fo:font-weight="normal"/>
    </style:style>
    <style:style style:name="T16" style:family="text">
      <style:text-properties fo:font-variant="normal" fo:text-transform="none" fo:color="#000000" loext:opacity="100%" fo:letter-spacing="normal" fo:language="ru" fo:country="RU" fo:font-style="normal" fo:font-weight="normal" officeooo:rsid="00419ffb"/>
    </style:style>
    <style:style style:name="T17" style:family="text">
      <style:text-properties style:font-name="Times New Roman" fo:font-size="14pt" fo:language="ru" fo:country="RU" officeooo:rsid="003f6575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officeooo:rsid="003f6575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433dcc"/>
    </style:style>
    <style:style style:name="T22" style:family="text">
      <style:text-properties fo:language="ru" fo:country="RU" officeooo:rsid="003f6575"/>
    </style:style>
    <style:style style:name="T23" style:family="text">
      <style:text-properties fo:language="ru" fo:country="RU" officeooo:rsid="0046255f"/>
    </style:style>
    <style:style style:name="T24" style:family="text">
      <style:text-properties officeooo:rsid="00419ffb"/>
    </style:style>
    <style:style style:name="T25" style:family="text">
      <style:text-properties fo:font-size="14pt" fo:language="ru" fo:country="RU" officeooo:rsid="003f6575" style:font-size-asian="14pt" style:font-size-complex="14pt"/>
    </style:style>
    <style:style style:name="T26" style:family="text">
      <style:text-properties fo:font-size="14pt" fo:language="ru" fo:country="RU" officeooo:rsid="0046255f" style:font-size-asian="14pt" style:font-size-complex="14pt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language="en" fo:country="US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fo:language="en" fo:country="US" style:font-size-asian="14pt" style:font-size-complex="14pt"/>
    </style:style>
    <style:style style:name="T31" style:family="text">
      <style:text-properties style:font-name="Times New Roman" fo:font-size="14pt" fo:language="ru" fo:country="RU" officeooo:rsid="0046255f" style:font-size-asian="14pt" style:font-size-complex="14pt"/>
    </style:style>
    <style:style style:name="T32" style:family="text">
      <style:text-properties officeooo:rsid="004683b4"/>
    </style:style>
    <style:style style:name="T33" style:family="text">
      <style:text-properties officeooo:rsid="00468e8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1"><text:span text:style-name="T7">ПО ЗАДАНИЮ К ЛЕКЦИИ</text:span><text:span text:style-name="T5"> №</text:span><text:span text:style-name="T4">15</text:span></text:p>
      <text:p text:style-name="P7"><text:span text:style-name="T6">«</text:span><text:span text:style-name="T2">Приложения с графическим интерфейсом</text:span><text:span text:style-name="T5">»</text:span></text:p>
      <text:p text:style-name="P6"><text:span text:style-name="T5">Вариант </text:span><text:span text:style-name="T8">№ </text:span><text:span text:style-name="T9">20</text:span></text:p>
      <text:p text:style-name="P4"/>
      <text:p text:style-name="P4">Выполнил: студент группы: ИБ-3<text:span text:style-name="T10">2</text:span>1</text:p>
      <text:p text:style-name="P4">Родионов Роман Александрович</text:p>
      <text:p text:style-name="P5">Преподаватель: Окулич Евгения Викторовна</text:p>
      <text:p text:style-name="P4"/>
      <text:p text:style-name="P3"/>
      <text:p text:style-name="P3"/>
      <text:p text:style-name="P3">Нижний Новгород</text:p>
      <text:p text:style-name="P1"><text:span text:style-name="T1">202</text:span><text:span text:style-name="T3">3</text:span><text:span text:style-name="T1"> </text:span><text:span text:style-name="T5">г</text:span><text:span text:style-name="T1">.</text:span></text:p>
      <text:p text:style-name="P9"><text:bookmark-start text:name="_Toc132702511"/><text:soft-page-break/>Задание 15.1<text:bookmark-end text:name="_Toc132702511"/></text:p>
      <text:p text:style-name="P8">Ответить на вопросы</text:p>
      <text:p text:style-name="P8">Вопросы к листингу 13.1</text:p>
      <text:list xml:id="list3232801195" text:style-name="WWNum2">
        <text:list-item>
          <text:p text:style-name="P10">Сколько классов создаются в листинге?</text:p>
        </text:list-item>
        <text:list-item>
          <text:p text:style-name="P10">Какой из них основной (базовый)?</text:p>
        </text:list-item>
        <text:list-item>
          <text:p text:style-name="P10">Что вызывает построение окна на экране монитора?</text:p>
        </text:list-item>
        <text:list-item>
          <text:p text:style-name="P10">Какая строчка создаёт объект класса <text:span text:style-name="T18">NewFrame</text:span>?</text:p>
        </text:list-item>
        <text:list-item>
          <text:p text:style-name="P10">Что такое системные пиктограммы визуального объекта?</text:p>
        </text:list-item>
        <text:list-item>
          <text:p text:style-name="P10">Что значит «Закрыть визуальный объект на экране монитора»?</text:p>
        </text:list-item>
        <text:list-item>
          <text:p text:style-name="P10">Как решается эта задача в данном листинге (какой метод и аргументы используются)? </text:p>
        </text:list-item>
        <text:list-item>
          <text:p text:style-name="P10">Какие основные этапы отображения визуального объекта на экране монитора можно выделить?</text:p>
          <text:p text:style-name="P13">Ответы:</text:p>
          <text:p text:style-name="P14">1. <text:span text:style-name="T19">2</text:span></text:p>
          <text:p text:style-name="P15">2. <text:span text:style-name="T18">NewFrame</text:span></text:p>
          <text:p text:style-name="P15"><text:span text:style-name="T18">3. </text:span><text:span text:style-name="T20">Создание объекта класса </text:span><text:span text:style-name="T18">Jframe</text:span></text:p>
          <text:p text:style-name="P15"><text:span text:style-name="T18">4. </text:span><text:span text:style-name="T20">19</text:span></text:p>
          <text:p text:style-name="P16"><text:span text:style-name="T22">5. </text:span><text:span text:style-name="T15">В вычислении , значок является пиктограмма или иероглиф отображается на экране компьютера , чтобы помочь пользователю ориентироваться в компьютерной системе . Сам значок представляет собой быстро понятный символ программного инструмента, функции или файла данных , доступный в системе, и больше похож на дорожный знак, чем на подробную иллюстрацию фактического объекта, который он представляет. </text:span></text:p>
          <text:p text:style-name="P12">6. <text:s/><text:span text:style-name="T24">Щелкнуть по крестику на экране, после чего произойдет реакция, написанная в коде на это действие.</text:span></text:p>
          <text:p text:style-name="P17"><text:span text:style-name="T16">7. </text:span>Программа состоит из двух классов. Интерес представляет в первую очередь класс NewFrame, который является классом окна, которое создается и используется в программе. Этот класс состоит из единственного конструктора (кроме конструктора в классе NewFrame больше нет ни методов, ни полей). <text:soft-page-break/>Поэтому функциональность класса полностью определяется кодом его конструктора. В конструкторе первой командой JFrame MyFrame =new JFrame("Новое окно") создается объект MyFrame класса JFrame. Это и есть окно! Текстовый аргумент конструктора (фраза "Новое окно") задает название окна. Это название отображается в полосе названий окна. </text:p>
          <text:p text:style-name="P24">8. <text:s/><text:span text:style-name="T21">Создание окна, задание имени окну, установка размеров окна, реакция на щелчок по кнопкам, отображение окна.</text:span></text:p>
        </text:list-item>
      </text:list>
      <text:p text:style-name="P18"><text:bookmark-start text:name="_Toc132702513"/>Задание 15.2<text:bookmark-end text:name="_Toc132702513"/></text:p>
      <text:p text:style-name="P19">Ответить на вопросы</text:p>
      <text:p text:style-name="P19">Вопросы к листингу 13.2</text:p>
      <text:list xml:id="list2615807091" text:style-name="L1">
        <text:list-item>
          <text:p text:style-name="P20">Почему (где) создаётся и к какому классу относится объект <text:span text:style-name="T18">frm</text:span>?</text:p>
        </text:list-item>
        <text:list-item>
          <text:p text:style-name="P20">Чем (каков статус) является строка “ Окно с меткой”?</text:p>
        </text:list-item>
        <text:list-item>
          <text:p text:style-name="P11"><text:span text:style-name="T29">Перечислить методы класса </text:span><text:span text:style-name="T30">Jframe</text:span><text:span text:style-name="T29">, использованные в данном листинге (</text:span><text:a xlink:type="simple" xlink:href="https://java-online.ru/swing-windows.xhtml" text:style-name="Internet_20_link" text:visited-style-name="Visited_20_Internet_20_Link"><text:span text:style-name="Internet_20_link"><text:span text:style-name="T29">https://java-online.ru/swing-windows.xhtml</text:span></text:span></text:a><text:span text:style-name="T29"> ).</text:span></text:p>
        </text:list-item>
        <text:list-item>
          <text:p text:style-name="P20">Особенности метода добавления компонентов?</text:p>
        </text:list-item>
        <text:list-item>
          <text:p text:style-name="P11"><text:span text:style-name="T29">Что такое анонимный объект класса? <text:s/>(</text:span><text:a xlink:type="simple" xlink:href="https://javarush.com/groups/posts/2193-anonimnihe-klassih" text:style-name="Internet_20_link" text:visited-style-name="Visited_20_Internet_20_Link"><text:span text:style-name="Internet_20_link"><text:span text:style-name="T29">https://javarush.com/groups/posts/2193-anonimnihe-klassih</text:span></text:span></text:a><text:span text:style-name="T29"> )?</text:span></text:p>
        </text:list-item>
        <text:list-item>
          <text:p text:style-name="P20">Какой код приводит к появлению изображения на экране монитора?</text:p>
          <text:p text:style-name="P21"><text:span text:style-name="T23">Ответы:<text:line-break/>1. </text:span>В конструкторе командой JFrame frm=new JFrame(" Окно с меткой") создается объект frm класса JFrame, который отождествляется с окном. </text:p>
          <text:p text:style-name="P22"><text:span text:style-name="T32">2. </text:span>Строка названия этого окна содержит текст " Окно с меткой", переданный аргументом конструктора класса Jframe.</text:p>
          <text:p text:style-name="P22"><text:span text:style-name="T32">3, </text:span><text:span text:style-name="T33">4</text:span>Для этого из объекта окна frm вызывается метод setBounds(), аргументами которому передаются: координаты (в пикселях) окна при отображении на экране и размеры (в пикселях) по горизонтали и вертикали окна </text:p>
          <text:p text:style-name="P22"><text:span text:style-name="T33">5. </text:span><text:span text:style-name="T32"><text:s/></text:span>Окно создается в главном методе программы путем создания анонимного объекта командой new MyFrame(" Метка с пиктограммой!",300,400). Первым аргументом конструктору передается текст " Метка с пиктограммой!". Этот текст отображается в окне. Аргументы 300 и 400 означают, что окно (его левый верхний угол) при отображении находится на расстоянии 300 пикселей от левого края экрана и 400 пикселей от верхнего края экрана </text:p>
          <text:p text:style-name="P23"><text:span text:style-name="T33">6. </text:span>Отображение окна на экране осуществляется с помощью команды frm. setVisible(true).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Segoe UI" style:font-family-asian="'Segoe UI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22:41:36.251000000</dc:date>
    <meta:editing-duration>PT2H3M42S</meta:editing-duration>
    <meta:editing-cycles>48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46" meta:word-count="518" meta:character-count="3751" meta:non-whitespace-character-count="3287"/>
  </office:meta>
</office:document-meta>
</file>